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xmlns:css3t="http://www.w3.org/TR/css3-text/" office:version="1.2">
  <office:scripts/>
  <office:font-face-decls>
    <style:font-face style:name="Sans" svg:font-family="Sans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COL-0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2.267cm"/>
    </style:style>
    <style:style style:name="AROW-0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-1" style:family="table" style:master-page-name="Blatt2">
      <style:table-properties table:display="true" style:writing-mode="lr-tb"/>
    </style:style>
    <style:style style:name="ta-2" style:family="table" style:master-page-name="Blatt3">
      <style:table-properties table:display="true" style:writing-mode="lr-tb"/>
    </style:style>
    <style:style style:name="ta3" style:family="table" style:master-page-name="Blatt1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latt1" table:style-name="ta3">
        <office:forms form:automatic-focus="false" form:apply-design-mode="false"/>
        <table:table-column table:style-name="co2" table:default-cell-style-name="ACE-1"/>
        <table:table-column table:style-name="co3" table:default-cell-style-name="ACE-1"/>
        <table:table-column table:style-name="co4" table:default-cell-style-name="ACE-1"/>
        <table:table-column table:style-name="co5" table:number-columns-repeated="2" table:default-cell-style-name="ACE-1"/>
        <table:table-column table:style-name="co6" table:default-cell-style-name="ACE-1"/>
        <table:table-column table:style-name="ACOL-0" table:number-columns-repeated="250" table:default-cell-style-name="ACE-1"/>
        <table:table-row table:style-name="ro2">
          <table:table-cell table:number-columns-repeated="256"/>
        </table:table-row>
        <table:table-row table:style-name="ro2">
          <table:table-cell office:value-type="string">
            <text:p>Gewicht g</text:p>
          </table:table-cell>
          <table:table-cell office:value-type="string">
            <text:p>Durchbiegung</text:p>
          </table:table-cell>
          <table:table-cell office:value-type="string">
            <text:p>Ruhelage Auslenkung cm</text:p>
          </table:table-cell>
          <table:table-cell office:value-type="string">
            <text:p>Auslenkung cm</text:p>
          </table:table-cell>
          <table:table-cell office:value-type="string">
            <text:p>Elastizitätsmodul</text:p>
          </table:table-cell>
          <table:table-cell office:value-type="string">
            <text:p>Trägheitsmoment</text:p>
          </table:table-cell>
          <table:table-cell table:number-columns-repeated="250"/>
        </table:table-row>
        <table:table-row table:style-name="ro2">
          <table:table-cell office:value-type="float" office:value="5">
            <text:p>5</text:p>
          </table:table-cell>
          <table:table-cell table:formula="of:=[.D3]-[.C3]"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1.15">
            <text:p>1,15</text:p>
          </table:table-cell>
          <table:table-cell table:formula="of:=([.A3]/1000)*9.81*(29.8/100)^3/(([.B3]/100)*[.F3]*3)" office:value-type="float" office:value="76033783290.5278">
            <text:p>76033783290,5278</text:p>
          </table:table-cell>
          <table:table-cell table:formula="of:=PI()*0.002965^4/64" office:value-type="float" office:value="0.0000000000037937498348308">
            <text:p>0,0000000000038</text:p>
          </table:table-cell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table:formula="of:=[.D4]-[.C4]"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table:formula="of:=([.A4]/1000)*9.81*(29.8/100)^3/(([.B4]/100)*[.F4]*3)" office:value-type="float" office:value="76033783290.5277">
            <text:p>76033783290,5277</text:p>
          </table:table-cell>
          <table:table-cell table:formula="of:=PI()*0.002965^4/64" office:value-type="float" office:value="0.0000000000037937498348308">
            <text:p>0,000000000003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table:formula="of:=[.D5]-[.C5]"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formula="of:=([.A5]/1000)*9.81*(29.8/100)^3/(([.B5]/100)*[.F5]*3)" office:value-type="float" office:value="68430404961.4749">
            <text:p>68430404961,4749</text:p>
          </table:table-cell>
          <table:table-cell table:formula="of:=PI()*0.002965^4/64" office:value-type="float" office:value="0.0000000000037937498348308">
            <text:p>0,0000000000038</text:p>
          </table:table-cell>
          <table:table-cell table:number-columns-repeated="250"/>
        </table:table-row>
        <table:table-row table:style-name="ro2">
          <table:table-cell office:value-type="float" office:value="20">
            <text:p>20</text:p>
          </table:table-cell>
          <table:table-cell table:formula="of:=[.D6]-[.C6]"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table:formula="of:=([.A6]/1000)*9.81*(29.8/100)^3/(([.B6]/100)*[.F6]*3)" office:value-type="float" office:value="76033783290.5277">
            <text:p>76033783290,5277</text:p>
          </table:table-cell>
          <table:table-cell table:formula="of:=PI()*0.002965^4/64" office:value-type="float" office:value="0.0000000000037937498348308">
            <text:p>0,0000000000038</text:p>
          </table:table-cell>
          <table:table-cell table:number-columns-repeated="250"/>
        </table:table-row>
        <table:table-row table:style-name="ro2">
          <table:table-cell office:value-type="float" office:value="30">
            <text:p>30</text:p>
          </table:table-cell>
          <table:table-cell table:formula="of:=[.D7]-[.C7]"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table:formula="of:=([.A7]/1000)*9.81*(29.8/100)^3/(([.B7]/100)*[.F7]*3)" office:value-type="float" office:value="76033783290.5277">
            <text:p>76033783290,5277</text:p>
          </table:table-cell>
          <table:table-cell table:formula="of:=PI()*0.002965^4/64" office:value-type="float" office:value="0.0000000000037937498348308">
            <text:p>0,0000000000038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änge cm</text:p>
          </table:table-cell>
          <table:table-cell office:value-type="float" office:value="29.8">
            <text:p>29,8</text:p>
          </table:table-cell>
          <table:table-cell office:value-type="string">
            <text:p>+/-0,1</text:p>
          </table:table-cell>
          <table:table-cell table:number-columns-repeated="253"/>
        </table:table-row>
        <table:table-row table:style-name="ro2">
          <table:table-cell office:value-type="string">
            <text:p>Breite mm</text:p>
          </table:table-cell>
          <table:table-cell office:value-type="string">
            <text:p>Unsicherheit Breite</text:p>
          </table:table-cell>
          <table:table-cell office:value-type="string">
            <text:p>+/-0,0025</text:p>
          </table:table-cell>
          <table:table-cell table:number-columns-repeated="253"/>
        </table:table-row>
        <table:table-row table:style-name="ro2">
          <table:table-cell table:number-columns-repeated="2" office:value-type="float" office:value="2.965">
            <text:p>2,965</text:p>
          </table:table-cell>
          <table:table-cell office:value-type="float" office:value="2.97">
            <text:p>2,97</text:p>
          </table:table-cell>
          <table:table-cell table:number-columns-repeated="253"/>
        </table:table-row>
        <table:table-row table:style-name="ro2">
          <table:table-cell table:number-columns-repeated="3" office:value-type="float" office:value="2.965">
            <text:p>2,965</text:p>
          </table:table-cell>
          <table:table-cell table:number-columns-repeated="253"/>
        </table:table-row>
        <table:table-row table:style-name="ro2">
          <table:table-cell office:value-type="float" office:value="2.965">
            <text:p>2,965</text:p>
          </table:table-cell>
          <table:table-cell table:number-columns-repeated="2" office:value-type="float" office:value="2.97">
            <text:p>2,97</text:p>
          </table:table-cell>
          <table:table-cell table:number-columns-repeated="253"/>
        </table:table-row>
        <table:table-row table:style-name="ro2">
          <table:table-cell table:number-columns-repeated="3" office:value-type="float" office:value="2.965">
            <text:p>2,965</text:p>
          </table:table-cell>
          <table:table-cell table:number-columns-repeated="253"/>
        </table:table-row>
        <table:table-row table:style-name="ro2">
          <table:table-cell table:number-columns-repeated="3" office:value-type="float" office:value="2.96">
            <text:p>2,96</text:p>
          </table:table-cell>
          <table:table-cell table:number-columns-repeated="253"/>
        </table:table-row>
        <table:table-row table:style-name="ro2" table:number-rows-repeated="65520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Blatt1.$A$1" table:expression="#&quot;#REF!&quot;"/>
          <table:named-expression table:name="Sheet_Title" table:base-cell-address="$Blatt1.$A$1" table:expression="&quot;Blatt1&quot;"/>
        </table:named-expressions>
      </table:table>
      <table:table table:name="Blatt2" table:style-name="ta-1" table:print="true">
        <office:forms form:automatic-focus="false" form:apply-design-mode="false">
          <form:form/>
        </office:forms>
        <table:table-column table:default-cell-style-name="ACE-1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&quot;#REF!&quot;" table:base-cell-address="$'Blatt2'.$A$1"/>
          <table:named-expression table:name="Sheet_Title" table:expression="of:=&quot;Blatt2&quot;" table:base-cell-address="$'Blat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Blatt3" table:style-name="ta-2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&quot;#REF!&quot;" table:base-cell-address="$'Blatt3'.$A$1"/>
          <table:named-expression table:name="Sheet_Title" table:expression="of:=&quot;Blatt3&quot;" table:base-cell-address="$'Blat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Sans" svg:font-family="Sans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paragraph-properties fo:margin-left="0cm"/>
      <style:text-properties fo:color="#000000" style:text-line-through-styl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1.693cm" fo:margin-left="0cm" fo:margin-right="0cm" fo:margin-bottom="0cm" fo:border="none" fo:padding="0cm" style:shadow="none"/>
      </style:header-style>
      <style:footer-style>
        <style:header-footer-properties fo:min-height="1.693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0.12.2017</text:date>, <text:time>19:20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Blat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Blatt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19:20:57.57</dc:date>
    <meta:creation-date>2017-12-09T17:17:42Z</meta:creation-date>
    <meta:generator>OpenOffice/4.1.4$Win32 OpenOffice.org_project/414m5$Build-9788</meta:generator>
    <meta:editing-duration>PT19M27S</meta:editing-duration>
    <meta:editing-cycles>2</meta:editing-cycles>
    <meta:document-statistic meta:table-count="3" meta:cell-count="57" meta:object-count="0"/>
  </office:meta>
</office:document-meta>
</file>